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officeooo:paragraph-rsid="00828a43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officeooo:paragraph-rsid="00828a4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" fo:font-size="13pt" fo:font-style="italic" fo:font-weight="bold" officeooo:rsid="0045ec7f" officeooo:paragraph-rsid="0045ec7f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" fo:font-size="11pt" fo:font-style="italic" fo:font-weight="bold" officeooo:rsid="0045ec7f" officeooo:paragraph-rsid="0045ec7f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828a43" style:font-size-asian="10pt" style:font-size-complex="10pt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4c1b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49055f" officeooo:paragraph-rsid="0054c1b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34bce" officeooo:paragraph-rsid="00734bc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34bce" officeooo:paragraph-rsid="00734bc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34bce" officeooo:paragraph-rsid="00828a4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officeooo:paragraph-rsid="00828a4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d0ec0" officeooo:paragraph-rsid="007d0ec0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.2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734bce" officeooo:paragraph-rsid="00734bce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normal" officeooo:rsid="00716ad7" officeooo:paragraph-rsid="00734bce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normal" officeooo:rsid="00716ad7" officeooo:paragraph-rsid="00828a43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bold" officeooo:paragraph-rsid="00734bce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bold" officeooo:rsid="007d0ec0" officeooo:paragraph-rsid="007d0ec0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line-through-style="none" style:text-line-through-type="none" style:font-name="Arial" fo:font-size="10pt" fo:letter-spacing="-0.004cm" fo:font-weight="normal" officeooo:rsid="00716ad7" officeooo:paragraph-rsid="00828a43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2a6099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45c7b" officeooo:paragraph-rsid="007db2b1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margin-top="0cm" fo:margin-bottom="0.21cm" style:contextual-spacing="false"/>
      <style:text-properties style:font-name="Arial" fo:font-size="10pt" officeooo:paragraph-rsid="0066ae65" style:font-size-asian="10pt" style:font-size-complex="10pt"/>
    </style:style>
    <style:style style:name="P26" style:family="paragraph" style:parent-style-name="Standard">
      <style:paragraph-properties fo:margin-top="0cm" fo:margin-bottom="0.21cm" style:contextual-spacing="false" fo:text-align="justify" style:justify-single-word="false"/>
      <style:text-properties style:font-name="Arial" fo:font-size="10pt" officeooo:paragraph-rsid="007db2b1" style:font-size-asian="10pt" style:font-size-complex="10pt"/>
    </style:style>
    <style:style style:name="P27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828a43" fo:background-color="transparent" style:font-size-asian="10pt" style:font-weight-asian="bold" style:font-size-complex="10pt" style:font-weight-complex="bold"/>
    </style:style>
    <style:style style:name="P29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font-weight="bold" officeooo:paragraph-rsid="007d00e7" style:font-size-asian="10pt" style:font-weight-asian="bold" style:font-size-complex="10pt" style:font-weight-complex="bold"/>
    </style:style>
    <style:style style:name="P30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" fo:font-size="10pt" fo:font-weight="normal" officeooo:rsid="0048ae16" officeooo:paragraph-rsid="007d00e7" fo:background-color="transparent" style:font-size-asian="10pt" style:font-weight-asian="normal" style:font-name-complex="Arial3" style:font-size-complex="10pt" style:font-weight-complex="normal"/>
    </style:style>
    <style:style style:name="P3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7d00e7" style:font-size-asian="10pt" style:font-name-complex="Arial3" style:font-size-complex="10pt"/>
    </style:style>
    <style:style style:name="P32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85cba4" fo:background-color="transparent" style:font-size-asian="10pt" style:font-weight-asian="normal" style:font-size-complex="10pt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16ad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34bc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63385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bad3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31804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0pt" fo:letter-spacing="-0.004cm" fo:font-style="normal" fo:text-shadow="none" style:text-underline-style="none" fo:font-weight="normal" officeooo:rsid="00645c7b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bad37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31804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0ab2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53cf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45c7b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db2b1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6103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e6103" fo:background-color="transparent" loext:char-shading-value="0" style:font-style-asian="normal" style:font-style-complex="normal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20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645c7b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21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716ad7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22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734bce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23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645c7b" style:font-style-asian="normal" style:font-weight-asian="bold" style:font-style-complex="normal" style:font-weight-complex="bold" style:text-overline-style="none" style:text-overline-color="font-color"/>
    </style:style>
    <style:style style:name="T24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4e6103" style:font-style-asian="normal" style:font-weight-asian="bold" style:font-style-complex="normal" style:font-weight-complex="bold" style:text-overline-style="none" style:text-overline-color="font-color"/>
    </style:style>
    <style:style style:name="T25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811c68" style:font-style-asian="normal" style:font-weight-asian="bold" style:font-style-complex="normal" style:font-weight-complex="bold" style:text-overline-style="none" style:text-overline-color="font-color"/>
    </style:style>
    <style:style style:name="T26" style:family="text">
      <style:text-properties fo:color="#2a6099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716ad7" fo:background-color="transparent" loext:char-shading-value="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7" style:family="text">
      <style:text-properties officeooo:rsid="00691e67"/>
    </style:style>
    <style:style style:name="T28" style:family="text">
      <style:text-properties style:font-name="Arial" fo:font-size="10pt" officeooo:rsid="0045ec7f" style:font-size-asian="10pt" style:font-size-complex="10pt"/>
    </style:style>
    <style:style style:name="T29" style:family="text">
      <style:text-properties officeooo:rsid="00716ad7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font-style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officeooo:rsid="0049055f" fo:background-color="transparent" loext:char-shading-value="0" style:font-style-asian="normal" style:font-style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officeooo:rsid="00734bce" fo:background-color="transparent" loext:char-shading-value="0" style:font-style-asian="normal" style:font-style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officeooo:rsid="0074d7c4" fo:background-color="transparent" loext:char-shading-value="0" style:font-style-asian="normal" style:font-style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officeooo:rsid="00763385" fo:background-color="transparent" loext:char-shading-value="0" style:font-style-asian="normal" style:font-style-complex="normal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officeooo:rsid="007d0ec0" fo:background-color="transparent" loext:char-shading-value="0" style:font-style-asian="normal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officeooo:rsid="007e3185" fo:background-color="transparent" loext:char-shading-value="0" style:font-style-asian="normal" style:font-style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officeooo:rsid="005bad37" fo:background-color="transparent" loext:char-shading-value="0" style:font-style-asian="normal" style:font-style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officeooo:rsid="00631804" fo:background-color="transparent" loext:char-shading-value="0" style:font-style-asian="normal" style:font-style-complex="normal" style:text-overline-style="none" style:text-overline-color="font-color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officeooo:rsid="0058076e" fo:background-color="transparent" loext:char-shading-value="0" style:font-style-asian="normal" style:font-style-complex="normal" style:text-overline-style="none" style:text-overline-color="font-color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734bc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rial2" fo:letter-spacing="-0.004cm" fo:language="es" fo:country="ES" fo:font-style="normal" fo:text-shadow="none" style:text-underline-style="none" fo:font-weight="normal" officeooo:rsid="00040fc1" fo:background-color="transparent" loext:char-shading-value="0" style:font-style-asian="normal" style:font-weight-asian="normal" style:font-name-complex="Arial" style:font-style-complex="normal" style:font-weight-complex="normal" style:text-overline-style="none" style:text-overline-color="font-color"/>
    </style:style>
    <style:style style:name="T43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44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45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46" style:family="text">
      <style:text-properties fo:font-weight="bold" officeooo:rsid="00149f96" style:font-weight-asian="bold" style:font-weight-complex="bold"/>
    </style:style>
    <style:style style:name="T47" style:family="text">
      <style:text-properties fo:font-weight="bold" officeooo:rsid="0024a0da" style:font-weight-asian="bold" style:font-weight-complex="bold"/>
    </style:style>
    <style:style style:name="T48" style:family="text">
      <style:text-properties fo:font-weight="bold" officeooo:rsid="00691e67" style:font-weight-asian="bold" style:font-weight-complex="bold"/>
    </style:style>
    <style:style style:name="T49" style:family="text">
      <style:text-properties officeooo:rsid="0085cba4"/>
    </style:style>
    <style:style style:name="T50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9">ACUERDO DE APERTURA DE INFORMACIÓN O </text:span>ACTUACIONES PREVIAS</text:p>
      <text:p text:style-name="P8"/>
      <text:p text:style-name="P11">Número de expediente: <text:span text:style-name="T1">$$V_NUMEXP$$</text:span></text:p>
      <text:p text:style-name="P10"><text:span text:style-name="Fuente_20_de_20_párrafo_20_predeter."><text:span text:style-name="T28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28"> </text:span></text:span></text:p>
      <text:p text:style-name="P25"><text:span text:style-name="T12">Fecha: </text:span><text:span text:style-name="T13">$$DIA_SISTEMA$$ </text:span><text:span text:style-name="T14">de</text:span><text:span text:style-name="T13"> $$MES_SISTEMA$$ </text:span><text:span text:style-name="T14">de </text:span><text:span text:style-name="T13">$$EJERCICIO_SISTEMA$$</text:span></text:p>
      <text:p text:style-name="P12"/>
      <text:p text:style-name="P26"><text:span text:style-name="T25">[</text:span><text:span text:style-name="T23">En caso de que inicie el procedimiento </text:span><text:span text:style-name="T24">de oficio por</text:span><text:span text:style-name="T23"> propia iniciativa del órgano competente]</text:span><text:span text:style-name="T16">Este</text:span><text:span text:style-name="T15"> órgano ha tenido conocimiento de los siguientes hechos: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7"><text:span text:style-name="T49">H</text:span><text:span text:style-name="T27">echos ocurridos</text:span></text:p>
          </table:table-cell>
        </table:table-row>
        <table:table-row table:style-name="TableLine2247215065184">
          <table:table-cell table:style-name="Tabla4.A2" office:value-type="string">
            <text:p text:style-name="P32"><text:text-input text:description="JOOScript">${(datos.att0)!}</text:text-input><text:span text:style-name="T47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24"/>
      <text:p text:style-name="P5"><text:span text:style-name="T26">[En caso de que se haya recibido denuncia de un tercero]</text:span><text:span text:style-name="T9">Se ha recibido en </text:span><text:span text:style-name="T10">este órgano</text:span><text:span text:style-name="T9"> la denuncia </text:span><text:span text:style-name="T11">con fecha $$FECHA_DENUNCIA$$, </text:span><text:span text:style-name="T9">formulada por D./Dña. $$IDENTIF_DENUNCIANTE$$, por la que se ponen de manifiesto los siguientes hechos:</text:span></text:p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><text:span text:style-name="T49">H</text:span><text:span text:style-name="T27">echos ocurridos</text:span></text:p>
          </table:table-cell>
        </table:table-row>
        <table:table-row table:style-name="TableLine2247215057840">
          <table:table-cell table:style-name="Tabla1.A2" office:value-type="string">
            <text:p text:style-name="P32"><text:text-input text:description="JOOScript">${(datos.att0)!}</text:text-input><text:span text:style-name="T47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6"/>
      <text:p text:style-name="P9"><text:span text:style-name="T20">[En caso de que se haya </text:span><text:span text:style-name="T21">recibido </text:span><text:span text:style-name="T22">orden de órgano superior</text:span><text:span text:style-name="T20">]</text:span><text:span text:style-name="T17">Se ha recibido</text:span><text:span text:style-name="T3"> en </text:span><text:span text:style-name="T6">este órgano</text:span><text:span text:style-name="T3"> la </text:span><text:span text:style-name="T4">orden </text:span><text:span text:style-name="T7">con fecha $$FECHA_ORG_SUP$$, </text:span><text:span text:style-name="T4">emitida por $$ORGANO_SUPER_JERAR$$</text:span><text:span text:style-name="T3"> por </text:span><text:span text:style-name="T4">la que se ordena la iniciación del procedimiento de</text:span><text:span text:style-name="T3"> </text:span><text:span text:style-name="T4">$$PROCEDIMIENTO_CORR$$, </text:span><text:span text:style-name="T5">debido a los siguientes hechos: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8"><text:span text:style-name="T49">H</text:span><text:span text:style-name="T27">echos ocurridos</text:span></text:p>
          </table:table-cell>
        </table:table-row>
        <table:table-row table:style-name="TableLine2247215066816">
          <table:table-cell table:style-name="Tabla2.A2" office:value-type="string">
            <text:p text:style-name="P32"><text:text-input text:description="JOOScript">${(datos.att0)!}</text:text-input><text:span text:style-name="T47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5"/>
      <text:p text:style-name="P20"><text:span text:style-name="T20">[En caso de que se haya </text:span><text:span text:style-name="T19">recibido </text:span><text:span text:style-name="T22">petición razonada de otro órgano</text:span><text:span text:style-name="T20">]</text:span><text:span text:style-name="T18">Se ha recibido</text:span><text:span text:style-name="T30"> en </text:span><text:span text:style-name="T37">este órgano </text:span><text:span text:style-name="T38">con fecha $$FECHA_OTR_ORG$$</text:span><text:span text:style-name="T30"> la </text:span><text:span text:style-name="T32">petición </text:span><text:span text:style-name="T39">emitida por</text:span><text:span text:style-name="T32"> $$ORGANO_INSTO_INICIACION$$</text:span><text:span text:style-name="T30"> por </text:span><text:span text:style-name="T32">la que se </text:span><text:span text:style-name="T33">solicita</text:span><text:span text:style-name="T32"> la iniciación del procedimiento de</text:span><text:span text:style-name="T30"> </text:span><text:span text:style-name="T32">$$PROCEDIMIENTO_CORR$$</text:span><text:span text:style-name="T34">, debido a los siguientes hechos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8"><text:span text:style-name="T49">H</text:span><text:span text:style-name="T27">echos ocurridos</text:span></text:p>
          </table:table-cell>
        </table:table-row>
        <table:table-row table:style-name="TableLine2247215059200">
          <table:table-cell table:style-name="Tabla3.A2" office:value-type="string">
            <text:p text:style-name="P32"><text:text-input text:description="JOOScript">${(datos.att0)!}</text:text-input><text:span text:style-name="T47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23"><text:span text:style-name="Fuente_20_de_20_párrafo_20_predeter."><text:span text:style-name="T8"/></text:span></text:p>
      <text:p text:style-name="P19"><text:span text:style-name="T36">Siendo e</text:span><text:span text:style-name="T30">ste órgano competente </text:span><text:span text:style-name="T36">para acordar el inicio del procedimiento, se </text:span><text:span text:style-name="T30">considera necesaria la apertura de un periodo de información o actuaciones previas, conforme al artículo 55.1 de la </text:span><text:span text:style-name="T31">Ley 39/2015, de 1 de octubre, del Procedimiento Administrativo Común de las Administraciones Públicas,</text:span><text:span text:style-name="T30"> con el fin de conocer las circunstancias </text:span><text:span text:style-name="T32">específicas </text:span><text:span text:style-name="T30">de este caso y determinar la conveniencia o no de iniciar el procedimiento. </text:span><text:span text:style-name="T32">Es por ello que emito el siguiente</text:span></text:p>
      <text:p text:style-name="P13"/>
      <text:p text:style-name="P18">ACUERDO</text:p>
      <text:p text:style-name="P21"><text:soft-page-break/><text:span text:style-name="T35">PRIMERO</text:span><text:span text:style-name="T32">.-</text:span><text:span text:style-name="T41"> Abrir un periodo de información o actuaciones previas con el fin de conocer las circunstancias específicas de este caso y determinar la conveniencia o no de iniciar el procedimiento.</text:span></text:p>
      <text:p text:style-name="P22"><text:span text:style-name="T32">S</text:span><text:span text:style-name="T30">EGUNDO.- </text:span><text:span text:style-name="T40">Llevar a cabo las siguientes actuaciones previas:</text:span></text:p>
      <text:p text:style-name="P17">$$ACT_PREVIA$$</text:p>
      <text:p text:style-name="P14"/>
      <text:p text:style-name="P30"/>
      <text:p text:style-name="P31"><text:span text:style-name="Fuente_20_de_20_párrafo_20_predeter."><text:span text:style-name="T43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44"><text:text-input text:description="JOOScript">${(FIRMANTES_FDO_AUXILIAR)!}</text:text-input></text:span></text:span><text:span text:style-name="T46"><text:s/></text:span><text:span text:style-name="Fuente_20_de_20_párrafo_20_predeter."><text:span text:style-name="T45"><text:text-input text:description="JOOScript">${(FIRMANTES_AUXILIAR)!}</text:text-input></text:span></text:span><text:span text:style-name="Fuente_20_de_20_párrafo_20_predeter."><text:span text:style-name="T45"><text:s/></text:span></text:span></text:p>
      <text:p text:style-name="P29"><text:span text:style-name="Fuente_20_de_20_párrafo_20_predeter."><text:span text:style-name="T42"><text:text-input text:description="JOOScript">${(FIRMANTE_DELEGACION_AUXILIAR)!}</text:text-input></text:span></text:span><text:span text:style-name="Fuente_20_de_20_párrafo_20_predeter."><text:span text:style-name="T42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document-statistic meta:table-count="4" meta:image-count="0" meta:object-count="0" meta:page-count="2" meta:paragraph-count="29" meta:word-count="308" meta:character-count="2214" meta:non-whitespace-character-count="1945"/>
  </office:meta>
</office:document-meta>
</file>